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Lohit Marathi1" svg:font-family="'Lohit Marathi'"/>
    <style:font-face style:name="DejaVu Serif" svg:font-family="'DejaVu Serif'" style:font-family-generic="roman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Heading_20_3">
      <style:text-properties officeooo:rsid="000fb89b" officeooo:paragraph-rsid="000fb89b"/>
    </style:style>
    <style:style style:name="P2" style:family="paragraph" style:parent-style-name="Heading_20_3">
      <style:text-properties officeooo:rsid="00117c3e" officeooo:paragraph-rsid="00117c3e"/>
    </style:style>
    <style:style style:name="P3" style:family="paragraph" style:parent-style-name="Heading_20_3">
      <style:text-properties officeooo:rsid="0011c65b" officeooo:paragraph-rsid="0011c65b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fb89b" officeooo:paragraph-rsid="000fb89b" style:font-size-asian="15pt" style:font-weight-asian="bold" style:font-size-complex="15pt" style:font-weight-complex="bold"/>
    </style:style>
    <style:style style:name="P5" style:family="paragraph" style:parent-style-name="Text_20_body">
      <style:text-properties officeooo:paragraph-rsid="000fb89b"/>
    </style:style>
    <style:style style:name="P6" style:family="paragraph" style:parent-style-name="Text_20_body" style:list-style-name="L1">
      <style:text-properties officeooo:rsid="0011c65b" officeooo:paragraph-rsid="0011c65b"/>
    </style:style>
    <style:style style:name="P7" style:family="paragraph" style:parent-style-name="Text_20_body" style:list-style-name="L1"/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officeooo:rsid="000fb89b" officeooo:paragraph-rsid="000fb89b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Heading_20_2">
      <style:text-properties officeooo:rsid="000fb89b" officeooo:paragraph-rsid="000fb89b"/>
    </style:style>
    <style:style style:name="P12" style:family="paragraph" style:parent-style-name="Heading_20_2">
      <style:text-properties officeooo:rsid="0011c65b" officeooo:paragraph-rsid="0011c65b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liederung</text:p>
      <text:p text:style-name="P4"/>
      <text:p text:style-name="P4"/>
      <text:p text:style-name="P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3"><text:a xlink:type="simple" xlink:href="#__RefHeading__958_411940687" text:style-name="Index_20_Link" text:visited-style-name="Index_20_Link">Einleitung<text:tab/>1</text:a></text:p>
          <text:p text:style-name="P13"><text:a xlink:type="simple" xlink:href="#__RefHeading__960_411940687" text:style-name="Index_20_Link" text:visited-style-name="Index_20_Link">Fragestellung<text:tab/>2</text:a></text:p>
          <text:p text:style-name="P10"><text:a xlink:type="simple" xlink:href="#__RefHeading__962_411940687" text:style-name="Index_20_Link" text:visited-style-name="Index_20_Link">Untersuchungsgegenstand<text:tab/>2</text:a></text:p>
          <text:p text:style-name="P8"><text:a xlink:type="simple" xlink:href="#__RefHeading__981_411940687" text:style-name="Index_20_Link" text:visited-style-name="Index_20_Link">Definition Leiharbeit<text:tab/>2</text:a></text:p>
          <text:p text:style-name="P8"><text:a xlink:type="simple" xlink:href="#__RefHeading__983_411940687" text:style-name="Index_20_Link" text:visited-style-name="Index_20_Link">Rechtsgeschichte zur Entwicklung der Leiharbeit<text:tab/>2</text:a></text:p>
          <text:p text:style-name="P10"><text:a xlink:type="simple" xlink:href="#__RefHeading__985_411940687" text:style-name="Index_20_Link" text:visited-style-name="Index_20_Link">Methodenteil<text:tab/>2</text:a></text:p>
          <text:p text:style-name="P10"><text:a xlink:type="simple" xlink:href="#__RefHeading__995_411940687" text:style-name="Index_20_Link" text:visited-style-name="Index_20_Link">Quellengrundlagen<text:tab/>2</text:a></text:p>
          <text:p text:style-name="P8"><text:a xlink:type="simple" xlink:href="#__RefHeading__997_411940687" text:style-name="Index_20_Link" text:visited-style-name="Index_20_Link">Bundestagsdebatten<text:tab/>2</text:a></text:p>
          <text:p text:style-name="P8"><text:a xlink:type="simple" xlink:href="#__RefHeading__999_411940687" text:style-name="Index_20_Link" text:visited-style-name="Index_20_Link">IAB-Berichte<text:tab/>2</text:a></text:p>
          <text:p text:style-name="P8"><text:a xlink:type="simple" xlink:href="#__RefHeading__1001_411940687" text:style-name="Index_20_Link" text:visited-style-name="Index_20_Link">Parteiprogramme<text:tab/>2</text:a></text:p>
          <text:p text:style-name="P8"><text:a xlink:type="simple" xlink:href="#__RefHeading__1003_411940687" text:style-name="Index_20_Link" text:visited-style-name="Index_20_Link">Gutachten zur Leiharbeit<text:tab/>2</text:a></text:p>
          <text:p text:style-name="P10"><text:a xlink:type="simple" xlink:href="#__RefHeading__964_411940687" text:style-name="Index_20_Link" text:visited-style-name="Index_20_Link">Hypothesen<text:tab/>2</text:a></text:p>
          <text:p text:style-name="P13"><text:a xlink:type="simple" xlink:href="#__RefHeading__966_411940687" text:style-name="Index_20_Link" text:visited-style-name="Index_20_Link">Forschungsstand<text:tab/>2</text:a></text:p>
          <text:p text:style-name="P10"><text:a xlink:type="simple" xlink:href="#__RefHeading__968_411940687" text:style-name="Index_20_Link" text:visited-style-name="Index_20_Link">Wissenschaftliche Ansätze zum Thema Leiharbeit<text:tab/>2</text:a></text:p>
          <text:p text:style-name="P13"><text:a xlink:type="simple" xlink:href="#__RefHeading__970_411940687" text:style-name="Index_20_Link" text:visited-style-name="Index_20_Link">Theorieteil<text:tab/>3</text:a></text:p>
          <text:p text:style-name="P10"><text:a xlink:type="simple" xlink:href="#__RefHeading__987_411940687" text:style-name="Index_20_Link" text:visited-style-name="Index_20_Link">Policy-Analyse<text:tab/>3</text:a></text:p>
          <text:p text:style-name="P8"><text:a xlink:type="simple" xlink:href="#__RefHeading__972_411940687" text:style-name="Index_20_Link" text:visited-style-name="Index_20_Link">Parteiendifferenzhypthese<text:tab/>3</text:a></text:p>
          <text:p text:style-name="P8"><text:a xlink:type="simple" xlink:href="#__RefHeading__974_411940687" text:style-name="Index_20_Link" text:visited-style-name="Index_20_Link">Machtressourcenansatz<text:tab/>3</text:a></text:p>
          <text:p text:style-name="P10"><text:a xlink:type="simple" xlink:href="#__RefHeading__976_411940687" text:style-name="Index_20_Link" text:visited-style-name="Index_20_Link">Rückbau des Wohlfahrtsstaates<text:tab/>3</text:a></text:p>
          <text:p text:style-name="P8"><text:a xlink:type="simple" xlink:href="#__RefHeading__978_411940687" text:style-name="Index_20_Link" text:visited-style-name="Index_20_Link">Insider-Outsider Problematik<text:tab/>3</text:a></text:p>
          <text:p text:style-name="P13"><text:a xlink:type="simple" xlink:href="#__RefHeading__989_411940687" text:style-name="Index_20_Link" text:visited-style-name="Index_20_Link">Empirieteil<text:tab/>3</text:a></text:p>
          <text:p text:style-name="P10"><text:a xlink:type="simple" xlink:href="#__RefHeading__1005_411940687" text:style-name="Index_20_Link" text:visited-style-name="Index_20_Link">Analyse der Parteiprogramme zur Position der Parteien<text:tab/>3</text:a></text:p>
          <text:p text:style-name="P10"><text:a xlink:type="simple" xlink:href="#__RefHeading__1007_411940687" text:style-name="Index_20_Link" text:visited-style-name="Index_20_Link">Analyse der Bundestagsdebatten<text:tab/>3</text:a></text:p>
          <text:p text:style-name="P8"><text:a xlink:type="simple" xlink:href="#__RefHeading__1009_411940687" text:style-name="Index_20_Link" text:visited-style-name="Index_20_Link">Problemwahrnehmung<text:tab/>3</text:a></text:p>
          <text:p text:style-name="P8"><text:a xlink:type="simple" xlink:href="#__RefHeading__1011_411940687" text:style-name="Index_20_Link" text:visited-style-name="Index_20_Link">Handlungsbedarf<text:tab/>3</text:a></text:p>
          <text:p text:style-name="P8"><text:a xlink:type="simple" xlink:href="#__RefHeading__1013_411940687" text:style-name="Index_20_Link" text:visited-style-name="Index_20_Link">Verständnis zu den Aufgaben des Wohlfahrtsstaates – Verantwortungszuweisung (Staat--Tarifparteien)<text:tab/>3</text:a></text:p>
          <text:p text:style-name="P13"><text:a xlink:type="simple" xlink:href="#__RefHeading__991_411940687" text:style-name="Index_20_Link" text:visited-style-name="Index_20_Link">Fazit<text:tab/>3</text:a></text:p>
          <text:p text:style-name="P13"><text:a xlink:type="simple" xlink:href="#__RefHeading__993_411940687" text:style-name="Index_20_Link" text:visited-style-name="Index_20_Link">Quellenverzeichnis<text:tab/>3</text:a></text:p>
        </text:index-body>
      </text:table-of-content>
      <text:h text:style-name="P9" text:outline-level="1"/>
      <text:h text:style-name="P9" text:outline-level="1"/>
      <text:h text:style-name="P9" text:outline-level="1"><text:bookmark-start text:name="__RefHeading__958_411940687"/>Einleitung<text:bookmark-end text:name="__RefHeading__958_411940687"/></text:h>
      <text:p text:style-name="P5"/>
      <text:h text:style-name="P9" text:outline-level="1"><text:bookmark-start text:name="__RefHeading__960_411940687"/><text:soft-page-break/>Fragestellung<text:bookmark-end text:name="__RefHeading__960_411940687"/></text:h>
      <text:h text:style-name="P11" text:outline-level="2"><text:bookmark-start text:name="__RefHeading__962_411940687"/>Untersuchungsgegenstand<text:bookmark-end text:name="__RefHeading__962_411940687"/></text:h>
      <text:h text:style-name="P1" text:outline-level="3"><text:bookmark-start text:name="__RefHeading__981_411940687"/>Definition Leiharbeit<text:bookmark-end text:name="__RefHeading__981_411940687"/></text:h>
      <text:h text:style-name="P1" text:outline-level="3"><text:bookmark-start text:name="__RefHeading__983_411940687"/>Rechtsgeschichte zur Entwicklung der Leiharbeit<text:bookmark-end text:name="__RefHeading__983_411940687"/></text:h>
      <text:p text:style-name="P5"/>
      <text:h text:style-name="P11" text:outline-level="2"><text:bookmark-start text:name="__RefHeading__985_411940687"/>Methodenteil<text:bookmark-end text:name="__RefHeading__985_411940687"/></text:h>
      <text:p text:style-name="P5"/>
      <text:h text:style-name="Heading_20_2" text:outline-level="2"><text:bookmark-start text:name="__RefHeading__995_411940687"/>Quellengrundlagen<text:bookmark-end text:name="__RefHeading__995_411940687"/></text:h>
      <text:h text:style-name="P2" text:outline-level="3"><text:bookmark-start text:name="__RefHeading__997_411940687"/>Bundestagsdebatten<text:bookmark-end text:name="__RefHeading__997_411940687"/></text:h>
      <text:h text:style-name="Heading_20_3" text:outline-level="3"><text:bookmark-start text:name="__RefHeading__999_411940687"/>IAB-Berichte<text:bookmark-end text:name="__RefHeading__999_411940687"/></text:h>
      <text:h text:style-name="Heading_20_3" text:outline-level="3"><text:bookmark-start text:name="__RefHeading__1001_411940687"/>Parteiprogramme<text:bookmark-end text:name="__RefHeading__1001_411940687"/></text:h>
      <text:h text:style-name="P2" text:outline-level="3"><text:bookmark-start text:name="__RefHeading__1003_411940687"/>Gutachten zur Leiharbeit<text:bookmark-end text:name="__RefHeading__1003_411940687"/></text:h>
      <text:list xml:id="list3767335213035210130" text:style-name="L1">
        <text:list-item>
          <text:p text:style-name="P7">Subjektivität der Gutachten</text:p>
        </text:list-item>
        <text:list-item>
          <text:p text:style-name="P6">Gutachten nicht vergleichbar</text:p>
        </text:list-item>
      </text:list>
      <text:h text:style-name="P11" text:outline-level="2"/>
      <text:h text:style-name="P11" text:outline-level="2"><text:bookmark-start text:name="__RefHeading__964_411940687"/>Hypothesen<text:bookmark-end text:name="__RefHeading__964_411940687"/></text:h>
      <text:p text:style-name="P5"/>
      <text:p text:style-name="P5"/>
      <text:h text:style-name="Heading_20_1" text:outline-level="1"><text:bookmark-start text:name="__RefHeading__966_411940687"/>Forschungsstand<text:bookmark-end text:name="__RefHeading__966_411940687"/></text:h>
      <text:h text:style-name="P11" text:outline-level="2"><text:bookmark-start text:name="__RefHeading__968_411940687"/>Wissenschaftliche Ansätze zum Thema Leiharbeit<text:bookmark-end text:name="__RefHeading__968_411940687"/></text:h>
      <text:p text:style-name="P5"/>
      <text:h text:style-name="P9" text:outline-level="1"><text:bookmark-start text:name="__RefHeading__970_411940687"/><text:soft-page-break/>Theorieteil<text:bookmark-end text:name="__RefHeading__970_411940687"/></text:h>
      <text:h text:style-name="P11" text:outline-level="2"><text:bookmark-start text:name="__RefHeading__987_411940687"/>Policy-Analyse<text:bookmark-end text:name="__RefHeading__987_411940687"/></text:h>
      <text:h text:style-name="Heading_20_3" text:outline-level="3"><text:bookmark-start text:name="__RefHeading__972_411940687"/>Parteiendifferenzhypthese<text:bookmark-end text:name="__RefHeading__972_411940687"/></text:h>
      <text:h text:style-name="Heading_20_3" text:outline-level="3"><text:bookmark-start text:name="__RefHeading__974_411940687"/>Machtressourcenansatz<text:bookmark-end text:name="__RefHeading__974_411940687"/></text:h>
      <text:h text:style-name="Heading_20_2" text:outline-level="2"><text:bookmark-start text:name="__RefHeading__976_411940687"/>Rückbau des Wohlfahrtsstaates<text:bookmark-end text:name="__RefHeading__976_411940687"/></text:h>
      <text:h text:style-name="P1" text:outline-level="3"><text:bookmark-start text:name="__RefHeading__978_411940687"/>Insider-Outsider Problematik<text:bookmark-end text:name="__RefHeading__978_411940687"/></text:h>
      <text:p text:style-name="P5"/>
      <text:p text:style-name="P5"/>
      <text:h text:style-name="P9" text:outline-level="1"><text:bookmark-start text:name="__RefHeading__989_411940687"/>Empirieteil<text:bookmark-end text:name="__RefHeading__989_411940687"/></text:h>
      <text:h text:style-name="P12" text:outline-level="2"/>
      <text:h text:style-name="P12" text:outline-level="2"><text:bookmark-start text:name="__RefHeading__1005_411940687"/>Analyse der Parteiprogramme zur Position der Parteien<text:bookmark-end text:name="__RefHeading__1005_411940687"/></text:h>
      <text:h text:style-name="P12" text:outline-level="2"><text:bookmark-start text:name="__RefHeading__1007_411940687"/>Analyse der Bundestagsdebatten<text:bookmark-end text:name="__RefHeading__1007_411940687"/></text:h>
      <text:h text:style-name="P3" text:outline-level="3"><text:bookmark-start text:name="__RefHeading__1009_411940687"/>Problemwahrnehmung<text:bookmark-end text:name="__RefHeading__1009_411940687"/></text:h>
      <text:h text:style-name="Heading_20_3" text:outline-level="3"><text:bookmark-start text:name="__RefHeading__1011_411940687"/>Handlungsbedarf<text:bookmark-end text:name="__RefHeading__1011_411940687"/></text:h>
      <text:h text:style-name="P3" text:outline-level="3"><text:bookmark-start text:name="__RefHeading__1013_411940687"/>Verständnis zu den Aufgaben des Wohlfahrtsstaates – Verantwortungszuweisung (Staat--Tarifparteien)<text:bookmark-end text:name="__RefHeading__1013_411940687"/></text:h>
      <text:p text:style-name="P5"/>
      <text:h text:style-name="Heading_20_2" text:outline-level="2"/>
      <text:p text:style-name="P5"/>
      <text:h text:style-name="P9" text:outline-level="1"><text:bookmark-start text:name="__RefHeading__991_411940687"/>Fazit<text:bookmark-end text:name="__RefHeading__991_411940687"/></text:h>
      <text:p text:style-name="P5"/>
      <text:h text:style-name="P9" text:outline-level="1"><text:bookmark-start text:name="__RefHeading__993_411940687"/>Quellenverzeichnis<text:bookmark-end text:name="__RefHeading__993_411940687"/></text:h>
      <text:p text:style-name="P5"/>
      <text:h text:style-name="Heading_20_2" text:outline-level="2"><text:soft-page-break/></text:h>
      <text:h text:style-name="Heading_20_1" text:outline-level="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Lohit Marathi1" svg:font-family="'Lohit Marathi'"/>
    <style:font-face style:name="DejaVu Serif" svg:font-family="'DejaVu Serif'" style:font-family-generic="roman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AR PL SungtiL GB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AR PL SungtiL GB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tarell" fo:font-family="Cantarell" fo:font-size="14pt" style:font-name-asian="AR PL SungtiL GB" style:font-family-asian="'AR PL SungtiL GB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erif" fo:font-family="'DejaVu Serif'" style:font-family-generic="roman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ernhard</meta:initial-creator>
    <meta:creation-date>2015-05-12T13:40:01.932557924</meta:creation-date>
    <meta:generator>LibreOffice/4.4.1.2$Linux_X86_64 LibreOffice_project/40m0$Build-2</meta:generator>
    <dc:date>2015-05-12T13:58:41.352113690</dc:date>
    <dc:creator>Pascal Bernhard</dc:creator>
    <meta:editing-duration>PT18M37S</meta:editing-duration>
    <meta:editing-cycles>4</meta:editing-cycles>
    <meta:document-statistic meta:table-count="0" meta:image-count="0" meta:object-count="0" meta:page-count="4" meta:paragraph-count="60" meta:word-count="154" meta:character-count="1459" meta:non-whitespace-character-count="1367"/>
  </office:meta>
</office:document-meta>
</file>